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書名</text:p>
          </table:table-cell>
          <table:table-cell office:value-type="string" calcext:value-type="string">
            <text:p>リソースに指定された名前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科目</text:p>
          </table:table-cell>
          <table:table-cell office:value-type="string" calcext:value-type="string">
            <text:p>リソースのトピック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解説</text:p>
          </table:table-cell>
          <table:table-cell office:value-type="string" calcext:value-type="string">
            <text:p>リソースのアカウント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クリエーター</text:p>
          </table:table-cell>
          <table:table-cell office:value-type="string" calcext:value-type="string">
            <text:p>主にリソースの作成を担当するエンティティー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パブリッシャー</text:p>
          </table:table-cell>
          <table:table-cell office:value-type="string" calcext:value-type="string">
            <text:p>リソースの使用可能化を担当するエンティティー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コントリビューター</text:p>
          </table:table-cell>
          <table:table-cell office:value-type="string" calcext:value-type="string">
            <text:p>リソースへのコントリビューションの作成を担当するエンティティー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リソースのライフ・サイクル内のイベントに関連付けられているポイントまたは期間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種類</text:p>
          </table:table-cell>
          <table:table-cell office:value-type="string" calcext:value-type="string">
            <text:p>リソースの性質またはジャンル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形式</text:p>
          </table:table-cell>
          <table:table-cell office:value-type="string" calcext:value-type="string">
            <text:p>リソースのファイル・フォーマット、物理メディア、またはディメンション。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識別子</text:p>
          </table:table-cell>
          <table:table-cell office:value-type="string" calcext:value-type="string">
            <text:p>指定されたコンテキスト内でのリソースへのあいまい参照。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ソース</text:p>
          </table:table-cell>
          <table:table-cell office:value-type="string" calcext:value-type="string">
            <text:p>記述されたリソースの派生元となる関連リソース。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言語</text:p>
          </table:table-cell>
          <table:table-cell office:value-type="string" calcext:value-type="string">
            <text:p>リソースの言語。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リレーション</text:p>
          </table:table-cell>
          <table:table-cell office:value-type="string" calcext:value-type="string">
            <text:p>関連リソース。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カバレージ</text:p>
          </table:table-cell>
          <table:table-cell office:value-type="string" calcext:value-type="string">
            <text:p>リソースの空間的または時間的トピック、リソースの空間的適用可能性、またはリソースが関連する管轄権。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権利</text:p>
          </table:table-cell>
          <table:table-cell office:value-type="string" calcext:value-type="string">
            <text:p>リソースおよびそのリソースに保持されている権限に関する情報。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発行</text:p>
          </table:table-cell>
          <table:table-cell office:value-type="string" calcext:value-type="string">
            <text:p>リソースの正式な発行日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9:14.962544584</meta:creation-date>
    <dc:date>2021-03-18T15:10:59.088801115</dc:date>
    <meta:editing-duration>PT1M45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